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7.297cm" style:rel-column-width="28130*"/>
    </style:style>
    <style:style style:name="Tabla1.B" style:family="table-column">
      <style:table-column-properties style:column-width="9.703cm" style:rel-column-width="3740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297cm" style:rel-column-width="28130*"/>
    </style:style>
    <style:style style:name="Tabla2.B" style:family="table-column">
      <style:table-column-properties style:column-width="9.703cm" style:rel-column-width="3740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7.297cm" style:rel-column-width="28130*"/>
    </style:style>
    <style:style style:name="Tabla3.B" style:family="table-column">
      <style:table-column-properties style:column-width="9.703cm" style:rel-column-width="3740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end" style:justify-single-word="false"/>
      <style:text-properties officeooo:paragraph-rsid="0007c4eb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List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  <style:text-properties officeooo:paragraph-rsid="000b90bb"/>
    </style:style>
    <style:style style:name="P5" style:family="paragraph" style:parent-style-name="Table_20_Contents">
      <style:paragraph-properties fo:text-align="start" style:justify-single-word="false"/>
      <style:text-properties officeooo:paragraph-rsid="000b90bb"/>
    </style:style>
    <style:style style:name="P6" style:family="paragraph" style:parent-style-name="List_20_Heading">
      <style:paragraph-properties fo:margin-top="0cm" fo:margin-bottom="0.499cm" style:contextual-spacing="false" fo:text-align="start" style:justify-single-word="false"/>
    </style:style>
    <style:style style:name="P7" style:family="paragraph" style:parent-style-name="Table_20_Contents">
      <style:paragraph-properties fo:margin-top="0.905cm" fo:margin-bottom="0.905cm" style:contextual-spacing="false" fo:text-align="start" style:justify-single-word="false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text-indent="0cm" style:auto-text-indent="false"/>
    </style:style>
    <style:style style:name="P9" style:family="paragraph" style:parent-style-name="Standard">
      <style:text-properties officeooo:paragraph-rsid="000b90bb"/>
    </style:style>
    <style:style style:name="P10" style:family="paragraph" style:parent-style-name="Standard">
      <style:paragraph-properties fo:text-align="center" style:justify-single-word="false"/>
      <style:text-properties fo:color="#00a933" loext:opacity="100%" fo:font-size="15pt" fo:font-weight="bold" officeooo:rsid="000b90bb" officeooo:paragraph-rsid="000b90bb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officeooo:paragraph-rsid="000b90bb" style:font-size-asian="15pt" style:font-size-complex="15pt"/>
    </style:style>
    <style:style style:name="P12" style:family="paragraph" style:parent-style-name="Standard">
      <style:text-properties officeooo:paragraph-rsid="000b90bb"/>
    </style:style>
    <style:style style:name="P13" style:family="paragraph" style:parent-style-name="Standard">
      <style:text-properties fo:color="#2a6099" loext:opacity="100%" fo:font-weight="bold" officeooo:paragraph-rsid="000b90bb" style:font-weight-asian="bold" style:font-weight-complex="bold"/>
    </style:style>
    <style:style style:name="P14" style:family="paragraph" style:parent-style-name="Standard">
      <style:paragraph-properties fo:break-before="page"/>
      <style:text-properties fo:color="#2a6099" loext:opacity="100%" fo:font-weight="bold" officeooo:paragraph-rsid="000b90bb" style:font-weight-asian="bold" style:font-weight-complex="bold"/>
    </style:style>
    <style:style style:name="P15" style:family="paragraph" style:parent-style-name="Standard" style:list-style-name="L13">
      <style:text-properties officeooo:paragraph-rsid="000b90bb"/>
    </style:style>
    <style:style style:name="P16" style:family="paragraph" style:parent-style-name="Table_20_Contents" style:list-style-name="L1">
      <style:paragraph-properties fo:text-align="start" style:justify-single-word="false"/>
    </style:style>
    <style:style style:name="P17" style:family="paragraph" style:parent-style-name="Table_20_Contents" style:list-style-name="L2">
      <style:paragraph-properties fo:text-align="start" style:justify-single-word="false"/>
    </style:style>
    <style:style style:name="P18" style:family="paragraph" style:parent-style-name="Table_20_Contents" style:list-style-name="L3">
      <style:paragraph-properties fo:text-align="start" style:justify-single-word="false"/>
      <style:text-properties officeooo:paragraph-rsid="000b90bb"/>
    </style:style>
    <style:style style:name="P19" style:family="paragraph" style:parent-style-name="Table_20_Contents" style:list-style-name="L4">
      <style:paragraph-properties fo:text-align="start" style:justify-single-word="false"/>
      <style:text-properties officeooo:paragraph-rsid="000b90bb"/>
    </style:style>
    <style:style style:name="P20" style:family="paragraph" style:parent-style-name="Table_20_Contents" style:list-style-name="L5">
      <style:paragraph-properties fo:text-align="start" style:justify-single-word="false"/>
      <style:text-properties officeooo:paragraph-rsid="000b90bb"/>
    </style:style>
    <style:style style:name="T1" style:family="text">
      <style:text-properties fo:color="#55308d" loext:opacity="100%" fo:font-size="15pt" fo:font-weight="normal" officeooo:rsid="0007c4eb" style:font-size-asian="15pt" style:font-weight-asian="normal" style:font-size-complex="15pt" style:font-weight-complex="normal"/>
    </style:style>
    <style:style style:name="T2" style:family="text"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2a6099" loext:opacity="100%" fo:font-size="15pt" fo:font-weight="bold" officeooo:rsid="0007c4eb" style:font-size-asian="15pt" style:font-weight-asian="bold" style:font-size-complex="15pt" style:font-weight-complex="bold"/>
    </style:style>
    <style:style style:name="T4" style:family="text">
      <style:text-properties officeooo:rsid="000a66b2"/>
    </style:style>
    <style:style style:name="T5" style:family="text">
      <style:text-properties officeooo:rsid="000b90bb"/>
    </style:style>
    <style:style style:name="T6" style:family="text">
      <style:text-properties fo:color="#00a933" loext:opacity="100%" fo:font-weight="bold" officeooo:rsid="000b90bb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86cm" fo:text-indent="-0.635cm" fo:margin-left="1.6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86cm" fo:text-indent="-0.635cm" fo:margin-left="1.6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3">1</text:span></text:span><text:span text:style-name="Strong_20_Emphasis"><text:span text:style-name="T2">º) Analiza cada una de las oferta</text:span></text:span><text:span text:style-name="T2">s y rellena una tabla:</text:span></text:p>
      <text:p text:style-name="P10">OFERTA 1</text:p>
      <text:p text:style-name="P1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Título del puesto</text:p>
          </table:table-cell>
          <table:table-cell table:style-name="Tabla1.B1" office:value-type="string">
            <text:p text:style-name="Table_20_Contents">Técnico/a informático/a</text:p>
          </table:table-cell>
        </table:table-row>
        <table:table-row>
          <table:table-cell table:style-name="Tabla1.A2" office:value-type="string">
            <text:p text:style-name="P7"><text:span text:style-name="T4">F</text:span>unciones y tareas</text:p>
          </table:table-cell>
          <table:table-cell table:style-name="Tabla1.B2" office:value-type="string">
            <text:list text:style-name="L1">
              <text:list-item>
                <text:p text:style-name="P16">Instalación y configuración de hardware, software y sistemas de gestión empresarial.</text:p>
              </text:list-item>
              <text:list-item>
                <text:p text:style-name="P16">Soporte técnico (remoto y presencial) en hardware y software.</text:p>
              </text:list-item>
              <text:list-item>
                <text:p text:style-name="P16">Resolución de incidencias en clientes.</text:p>
              </text:list-item>
              <text:list-item>
                <text:p text:style-name="P16">Mantenimiento de sistemas (redes, audiovisuales, videovigilancia, etc.).</text:p>
              </text:list-item>
            </text:list>
          </table:table-cell>
        </table:table-row>
        <table:table-row>
          <table:table-cell table:style-name="Tabla1.A2" office:value-type="string">
            <text:p text:style-name="P7">Requisitos: formación, experiencia, otros</text:p>
          </table:table-cell>
          <table:table-cell table:style-name="Tabla1.B2" office:value-type="string">
            <text:list text:style-name="L2">
              <text:list-item>
                <text:p text:style-name="P17">Permiso de conducir.</text:p>
              </text:list-item>
              <text:list-item>
                <text:p text:style-name="P17">Experiencia previa en informática.</text:p>
              </text:list-item>
              <text:list-item>
                <text:p text:style-name="P17">Buen trato con clientes, compromiso y trabajo en equipo.</text:p>
              </text:list-item>
              <text:list-item>
                <text:p text:style-name="P17">Valorable: inglés intermedio, conocimientos en ICG/Hiopos, experiencia en Help Desk.</text:p>
              </text:list-item>
            </text:list>
          </table:table-cell>
        </table:table-row>
        <table:table-row>
          <table:table-cell table:style-name="Tabla1.A2" office:value-type="string">
            <text:p text:style-name="P7">Condiciones: duración, horario, salarios</text:p>
          </table:table-cell>
          <table:table-cell table:style-name="Tabla1.B2" office:value-type="string">
            <text:p text:style-name="P6">Salari<text:span text:style-name="T5">o: </text:span>Más de 1.500€</text:p>
            <text:p text:style-name="P4"><text:span text:style-name="T5">Lugar: </text:span>Presencial</text:p>
          </table:table-cell>
        </table:table-row>
        <table:table-row>
          <table:table-cell table:style-name="Tabla1.A2" office:value-type="string">
            <text:p text:style-name="P7">Habilidades y competencias</text:p>
          </table:table-cell>
          <table:table-cell table:style-name="Tabla1.B2" office:value-type="string">
            <text:p text:style-name="P6">Experiencia mínima</text:p>
            <text:p text:style-name="Text_20_body">No Requerida</text:p>
          </table:table-cell>
        </table:table-row>
        <table:table-row>
          <table:table-cell table:style-name="Tabla1.A2" office:value-type="string">
            <text:p text:style-name="P7">Información sobre la empresa y su proyecto</text:p>
          </table:table-cell>
          <table:table-cell table:style-name="Tabla1.B2" office:value-type="string">
            <text:p text:style-name="P8">En Multi Informática te ofrecemos la oportunidad de desarrollarte en un entorno profesional dinámico, donde la tecnología y la innovación están en constante evolución.</text:p>
            <text:p text:style-name="P8"/>
            <text:p text:style-name="P8">Formarás parte de un equipo con amplia experiencia, trabajando en proyectos reales y con clientes de diferentes sectores. Valoramos especialmente la honestidad, el trabajo en equipo, la responsabilidad y la transparencia.</text:p>
            <text:p text:style-name="P8"/>
            <text:p text:style-name="P8">Si te apasiona la tecnología, el aprendizaje continuo y el trato con clientes, este es tu lugar.</text:p>
          </table:table-cell>
        </table:table-row>
      </table:table>
      <text:p text:style-name="P11"><text:soft-page-break/><text:span text:style-name="T6">OFERTA 2</text:span></text:p>
      <text:p text:style-name="P1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Título del puesto</text:p>
          </table:table-cell>
          <table:table-cell table:style-name="Tabla2.B1" office:value-type="string">
            <text:p text:style-name="P5">Técnico/a informático/a</text:p>
          </table:table-cell>
        </table:table-row>
        <table:table-row>
          <table:table-cell table:style-name="Tabla2.A2" office:value-type="string">
            <text:p text:style-name="P5"><text:span text:style-name="T4">F</text:span>unciones y tareas</text:p>
          </table:table-cell>
          <table:table-cell table:style-name="Tabla2.B2" office:value-type="string">
            <text:list text:style-name="L3">
              <text:list-item>
                <text:p text:style-name="P18">Instalación y configuración de hardware, software y sistemas de gestión empresarial.</text:p>
              </text:list-item>
              <text:list-item>
                <text:p text:style-name="P18">Soporte técnico (remoto y presencial) en hardware y software.</text:p>
              </text:list-item>
              <text:list-item>
                <text:p text:style-name="P18">Resolución de incidencias en clientes.</text:p>
              </text:list-item>
              <text:list-item>
                <text:p text:style-name="P18">Mantenimiento de sistemas (redes, audiovisuales, videovigilancia, etc.).</text:p>
              </text:list-item>
            </text:list>
          </table:table-cell>
        </table:table-row>
        <table:table-row>
          <table:table-cell table:style-name="Tabla2.A2" office:value-type="string">
            <text:p text:style-name="P5">Requisitos: formación, experiencia, otros</text:p>
          </table:table-cell>
          <table:table-cell table:style-name="Tabla2.B2" office:value-type="string">
            <text:list text:style-name="L4">
              <text:list-item>
                <text:p text:style-name="P19">Permiso de conducir.</text:p>
              </text:list-item>
              <text:list-item>
                <text:p text:style-name="P19">Experiencia previa en informática.</text:p>
              </text:list-item>
              <text:list-item>
                <text:p text:style-name="P19">Buen trato con clientes, compromiso y trabajo en equipo.</text:p>
              </text:list-item>
              <text:list-item>
                <text:p text:style-name="P19">Valorable: inglés intermedio, conocimientos en ICG/Hiopos, experiencia en Help Desk.</text:p>
              </text:list-item>
            </text:list>
          </table:table-cell>
        </table:table-row>
        <table:table-row>
          <table:table-cell table:style-name="Tabla2.A2" office:value-type="string">
            <text:p text:style-name="P5">Condiciones: duración, horario, salarios</text:p>
          </table:table-cell>
          <table:table-cell table:style-name="Tabla2.B2" office:value-type="string">
            <text:p text:style-name="P5">Salario: Más de 1.500€</text:p>
            <text:p text:style-name="P5"><text:span text:style-name="T5">Lugar: </text:span>Presencial</text:p>
          </table:table-cell>
        </table:table-row>
        <table:table-row>
          <table:table-cell table:style-name="Tabla2.A2" office:value-type="string">
            <text:p text:style-name="P5">Habilidades y competencias</text:p>
          </table:table-cell>
          <table:table-cell table:style-name="Tabla2.B2" office:value-type="string">
            <text:p text:style-name="P5">25 inscritos a esta oferta</text:p>
          </table:table-cell>
        </table:table-row>
        <table:table-row>
          <table:table-cell table:style-name="Tabla2.A2" office:value-type="string">
            <text:p text:style-name="P5">Información sobre la empresa y su proyecto</text:p>
          </table:table-cell>
          <table:table-cell table:style-name="Tabla2.B2" office:value-type="string">
            <text:p text:style-name="P5">En Multi Informática nos dedicamos a ofrecer soluciones tecnológicas empresariales para todos los sectores. Especializados en sistemas para TPV, Retail, Hostelería, ERP y CashDro, trabajamos con clientes en toda Canarias brindando un servicio profesional, cercano y eficiente.</text:p>
            <text:p text:style-name="P5"/>
            <text:p text:style-name="P5">Buscamos incorporar a nuestro equipo un/a técnico/a informático/a con experiencia, proactividad y ganas de seguir creciendo profesionalmente.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OFERTA 3</text:p>
      <text:p text:style-name="P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Título del puesto</text:p>
          </table:table-cell>
          <table:table-cell table:style-name="Tabla3.B1" office:value-type="string">
            <text:p text:style-name="P5">TÉCNICO INFORMÁTICO (TECNICO DE IMPLATACIONES)</text:p>
          </table:table-cell>
        </table:table-row>
        <table:table-row>
          <table:table-cell table:style-name="Tabla3.A2" office:value-type="string">
            <text:p text:style-name="P5"><text:span text:style-name="T4">F</text:span>unciones y tareas</text:p>
          </table:table-cell>
          <table:table-cell table:style-name="Tabla3.B2" office:value-type="string">
            <text:p text:style-name="P5">TAREAS A DESEMPEÑAR:</text:p>
            <text:p text:style-name="P5"/>
            <text:p text:style-name="P5">o Técnico de implantaciones (software/hardware).</text:p>
            <text:p text:style-name="P5">o Montaje y desmontaje de equipos informáticos</text:p>
            <text:p text:style-name="P5">o Instalación y configuración de periféricos</text:p>
            <text:p text:style-name="P5">o Montaje en rack de servidores, switches, routers ....</text:p>
            <text:p text:style-name="P5">o Comprobación y sustitución de componentes defectuosos.</text:p>
            <text:p text:style-name="P5">o Test de memoria RAM, discos duros (SMART), placas base y tarjetas gráficas.</text:p>
            <text:p text:style-name="P5">o Uso de herramientas de diagnóstico </text:p>
            <text:p text:style-name="P5">o Limpieza interna de equipos (ventiladores, disipadores, fuentes).</text:p>
            <text:p text:style-name="P5">o Revisión de conexiones internas y externas (cables de datos, alimentación).</text:p>
            <text:p text:style-name="P5">o Actualización de BIOS y firmware de dispositivos.</text:p>
          </table:table-cell>
        </table:table-row>
        <table:table-row>
          <table:table-cell table:style-name="Tabla3.A2" office:value-type="string">
            <text:p text:style-name="P5">Requisitos: formación, experiencia, otros</text:p>
          </table:table-cell>
          <table:table-cell table:style-name="Tabla3.B2" office:value-type="string">
            <text:p text:style-name="P5">Requisitos mínimos</text:p>
            <text:p text:style-name="P5"/>
            <text:p text:style-name="P5"><text:s text:c="4"/>1. Grado medio en Informática</text:p>
            <text:p text:style-name="P5"><text:s text:c="4"/>2. Buena interlocución con usuarios</text:p>
            <text:p text:style-name="P5"><text:s text:c="4"/>3. Capacidad de resolución</text:p>
            <text:p text:style-name="P5"><text:s text:c="4"/>4. Residencia en Madrid</text:p>
            <text:p text:style-name="P5"><text:s text:c="4"/>5. Carnet de conducir</text:p>
            <text:p text:style-name="P5"><text:s text:c="4"/>6. Disponibilidad para viajar</text:p>
          </table:table-cell>
        </table:table-row>
        <table:table-row>
          <table:table-cell table:style-name="Tabla3.A2" office:value-type="string">
            <text:p text:style-name="P5">Condiciones: duración, horario, salarios</text:p>
          </table:table-cell>
          <table:table-cell table:style-name="Tabla3.B2" office:value-type="string">
            <text:p text:style-name="P5"><text:span text:style-name="T5">Salario: </text:span>18.000€ - 20.000€ Bruto/año</text:p>
            <text:p text:style-name="P5">Lugar: Presencial</text:p>
          </table:table-cell>
        </table:table-row>
        <table:table-row>
          <table:table-cell table:style-name="Tabla3.A2" office:value-type="string">
            <text:p text:style-name="P5">Habilidades y competencias</text:p>
          </table:table-cell>
          <table:table-cell table:style-name="Tabla3.B2" office:value-type="string">
            <text:p text:style-name="P5">Conocimientos necesarios</text:p>
            <text:list text:style-name="L5">
              <text:list-item>
                <text:p text:style-name="P20">Hardware</text:p>
              </text:list-item>
              <text:list-item>
                <text:p text:style-name="P20">implantaciones</text:p>
              </text:list-item>
              <text:list-item>
                <text:p text:style-name="P20">Informatica</text:p>
              </text:list-item>
              <text:list-item>
                <text:p text:style-name="P20">Software</text:p>
              </text:list-item>
            </text:list>
          </table:table-cell>
        </table:table-row>
        <table:table-row>
          <table:table-cell table:style-name="Tabla3.A2" office:value-type="string">
            <text:p text:style-name="P5">Información sobre la empresa y su proyecto</text:p>
          </table:table-cell>
          <table:table-cell table:style-name="Tabla3.B2" office:value-type="string">
            <text:p text:style-name="P5">Codisys, con más de 30 años de presencia en el mercado TI, referente en aportar soluciones globales y servicios post-venta, tanto de soporte Hotline como de asistencia técnica y reparaciones para los sectores de la Restauración, el Retail y la Administración Pública.</text:p>
            <text:p text:style-name="P5"/>
            <text:p text:style-name="P5">Tenemos una oportunidad para ti!</text:p>
            <text:p text:style-name="P5"/>
            <text:p text:style-name="P5">Necesitamos ampliar nuestro Departamento de Servicios Profesonales, para cubrir las necesidades de un nuevo proyecto.</text:p>
          </table:table-cell>
        </table:table-row>
      </table:table>
      <text:p text:style-name="P9"/>
      <text:p text:style-name="P14">a) ¿Qué tipo de competencias buscan?</text:p>
      <text:p text:style-name="P9"/>
      <text:list text:style-name="L13">
        <text:list-item>
          <text:p text:style-name="P15">Hard: montar y configurar hardware y software, soporte técnico, arreglar problemas.</text:p>
          <text:p text:style-name="P15"/>
        </text:list-item>
        <text:list-item>
          <text:p text:style-name="P15">Soft: buen trato con clientes, trabajar en equipo, ser responsable.</text:p>
        </text:list-item>
      </text:list>
      <text:p text:style-name="P9"/>
      <text:p text:style-name="P9">Con FP vas bien, pero te faltan redes, inglés y algunos programas como ICG o Help Desk.</text:p>
      <text:p text:style-name="P9"/>
      <text:p text:style-name="P13">b) ¿Cuáles son los requisitos que más se repiten?</text:p>
      <text:p text:style-name="P9"/>
      <text:list text:continue-numbering="true" text:style-name="L13">
        <text:list-item>
          <text:p text:style-name="P15">Carnet de conducir, experiencia en informática, buen trato y trabajo en equipo.</text:p>
          <text:p text:style-name="P15"/>
        </text:list-item>
        <text:list-item>
          <text:p text:style-name="P15">Suelo tener carnet y formación, me falta experiencia y a veces inglés o programas específicos.</text:p>
        </text:list-item>
      </text:list>
      <text:p text:style-name="P9"/>
      <text:p text:style-name="P13">c) ¿Condiciones laborales que más se repiten? ¿Aceptarías?</text:p>
      <text:p text:style-name="P9"/>
      <text:list text:continue-numbering="true" text:style-name="L13">
        <text:list-item>
          <text:p text:style-name="P15">Salario sobre 1.500€, trabajo presencial y a veces viajar.</text:p>
          <text:p text:style-name="P15"/>
        </text:list-item>
        <text:list-item>
          <text:p text:style-name="P15">Sí aceptaría para empezar, me gusta aprender y estar en contacto con gente. Quiero ganar más en el futuro.</text:p>
        </text:list-item>
      </text:list>
      <text:p text:style-name="P9"/>
      <text:p text:style-name="P13">d) ¿Cómo destacarías en la entrevista?</text:p>
      <text:p text:style-name="P9"/>
      <text:list text:continue-numbering="true" text:style-name="L13">
        <text:list-item>
          <text:p text:style-name="P15">Decir que me gusta la tecnología y aprender.</text:p>
          <text:p text:style-name="P15"/>
        </text:list-item>
        <text:list-item>
          <text:p text:style-name="P15">Que soy buena onda y me llevo bien con todos.</text:p>
          <text:p text:style-name="P15"/>
        </text:list-item>
        <text:list-item>
          <text:p text:style-name="P15">Que sé resolver problemas y me esfuerzo.</text:p>
        </text:list-item>
      </text:list>
      <text:p text:style-name="P9"/>
      <text:p text:style-name="P13">3º) Palabras clave (5 por oferta) y si las cumples o no:</text:p>
      <text:p text:style-name="P9"/>
      <text:list text:continue-numbering="true" text:style-name="L13">
        <text:list-item>
          <text:p text:style-name="P15">Hardware</text:p>
          <text:p text:style-name="P15"/>
        </text:list-item>
        <text:list-item>
          <text:p text:style-name="P15">Software</text:p>
          <text:p text:style-name="P15"/>
        </text:list-item>
        <text:list-item>
          <text:p text:style-name="P15">Soporte técnico</text:p>
          <text:p text:style-name="P15"/>
        </text:list-item>
        <text:list-item>
          <text:p text:style-name="P15">Instalación</text:p>
          <text:p text:style-name="P15"/>
        </text:list-item>
        <text:list-item>
          <text:p text:style-name="P15">Trabajo en equipo</text:p>
          <text:p text:style-name="P15"/>
        </text:list-item>
        <text:list-item>
          <text:p text:style-name="P15">Las cumplo si termino FP, pero me falta práctica y algunos programas.</text:p>
        </text:list-item>
      </text:list>
      <text:p text:style-name="P9"/>
      <text:p text:style-name="P13"/>
      <text:p text:style-name="P14">4º) Sobre las empresas:</text:p>
      <text:p text:style-name="P9"/>
      <text:p text:style-name="P13">a) ¿Cuáles son sus productos o servicios?</text:p>
      <text:p text:style-name="P9"/>
      <text:list text:continue-numbering="true" text:style-name="L13">
        <text:list-item>
          <text:p text:style-name="P15">Multi Informática: sistemas para tiendas y hostelería.</text:p>
          <text:p text:style-name="P15"/>
        </text:list-item>
        <text:list-item>
          <text:p text:style-name="P15">Codisys: soporte técnico y soluciones para empresas y administración.</text:p>
        </text:list-item>
      </text:list>
      <text:p text:style-name="P9"/>
      <text:p text:style-name="P13">b) ¿Qué imagen te dan para trabajar?</text:p>
      <text:p text:style-name="P9"/>
      <text:list text:continue-numbering="true" text:style-name="L13">
        <text:list-item>
          <text:p text:style-name="P15">Multi Informática: ambiente guay, buen rollo y aprendizaje.</text:p>
          <text:p text:style-name="P15"/>
        </text:list-item>
        <text:list-item>
          <text:p text:style-name="P15">Codisys: empresa seria, profesional y con experiencia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paragraph-rsid="0007c4eb"/>
    </style:style>
    <style:style style:name="MT1" style:family="text">
      <style:text-properties fo:color="#55308d" loext:opacity="100%" fo:font-size="15pt" fo:font-weight="normal" officeooo:rsid="0007c4eb" style:font-size-asian="15pt" style:font-weight-asian="normal" style:font-size-complex="15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trong_20_Emphasis"><text:span text:style-name="MT1">Rubén Palacios Denche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8:18:17.774507747</meta:creation-date>
    <dc:date>2025-09-18T14:28:49.721405238</dc:date>
    <meta:editing-duration>PT28M13S</meta:editing-duration>
    <meta:editing-cycles>6</meta:editing-cycles>
    <meta:generator>LibreOffice/7.5.6.2$Linux_X86_64 LibreOffice_project/50$Build-2</meta:generator>
    <meta:document-statistic meta:table-count="3" meta:image-count="0" meta:object-count="0" meta:page-count="5" meta:paragraph-count="122" meta:word-count="829" meta:character-count="5450" meta:non-whitespace-character-count="4757"/>
  </office:meta>
</office:document-meta>
</file>